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105.3mm"/>
    </style:style>
    <style:style style:name="co3" style:family="table-column">
      <style:table-column-properties fo:break-before="auto" style:column-width="48.42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61.65mm"/>
    </style:style>
    <style:style style:name="co6" style:family="table-column">
      <style:table-column-properties fo:break-before="auto" style:column-width="227.54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99cc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color="#99cc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</style:style>
    <style:style style:name="ce5" style:family="table-cell" style:parent-style-name="Default" style:data-style-name="N0">
      <style:table-cell-properties fo:background-color="#ff6600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6600" fo:border="0.06pt solid #000000"/>
    </style:style>
    <style:style style:name="ce21" style:family="table-cell" style:parent-style-name="Default" style:data-style-name="N0">
      <style:table-cell-properties fo:background-color="#33ff99" fo:border="0.06pt solid #000000"/>
    </style:style>
    <style:style style:name="ce22" style:family="table-cell" style:parent-style-name="Default" style:data-style-name="N0">
      <style:table-cell-properties fo:background-color="#ffffff" fo:border="0.06pt solid #000000"/>
    </style:style>
    <style:style style:name="ce23" style:family="table-cell" style:parent-style-name="Default" style:data-style-name="N0">
      <style:text-properties fo:color="#ff0000"/>
    </style:style>
    <style:style style:name="ce24" style:family="table-cell" style:parent-style-name="Default" style:data-style-name="N0">
      <style:table-cell-properties fo:background-color="#33ff99" style:text-align-source="fix" style:repeat-content="false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#ff0000" fo:border="0.06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30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fo:background-color="#ff3333" fo:border="0.06pt solid #000000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7" table:default-cell-style-name="ce15"/>
        <table:table-column table:style-name="co8" table:default-cell-style-name="ce15"/>
        <table:table-row table:style-name="ro1">
          <table:table-cell table:style-name="ce1" table:number-columns-spanned="6" table:number-rows-spanned="1"/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OBS: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18" office:value-type="string" calcext:value-type="string">
            <text:p>---&gt; FUNCIONALIDADES CONCLUÍDAS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19" office:value-type="string" calcext:value-type="string">
            <text:p>---&gt; FUNCIONALIDADES PENDENTES</text:p>
          </table:table-cell>
          <table:table-cell table:number-columns-repeated="3"/>
          <table:table-cell table:style-name="ce37"/>
          <table:table-cell table:number-columns-repeated="1018"/>
        </table:table-row>
        <table:table-row table:style-name="ro1">
          <table:table-cell table:style-name="ce5"/>
          <table:table-cell table:style-name="ce19" office:value-type="string" calcext:value-type="string">
            <text:p>---&gt; FUNCIONALIDADES A REVISAR</text:p>
          </table:table-cell>
          <table:table-cell table:number-columns-repeated="3"/>
          <table:table-cell table:style-name="ce37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EPIC: SISTEMA REDE COMUNICATICA ENTRE CLIENTE E PROFISSIONA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6" table:number-rows-spanned="1">
            <text:p>CHAPTER 1: AUTENTICAÇÃ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CADASTRAR USUÁRIO – CRUD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RESGATAR USUÁRIO E/OU SENHA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1" office:value-type="string" calcext:value-type="string">
            <text:p>ESTUDAR LOGIN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20"/>
          <table:table-cell table:number-columns-repeated="1018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0" office:value-type="string" calcext:value-type="string">
            <text:p>LOGIN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TERAR SENHA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VALIDAR CADASTRO VIA E-MAIL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LOGAR FB/GMAIL</text:p>
          </table:table-cell>
          <table:table-cell table:style-name="ce10" office:value-type="string" calcext:value-type="string">
            <text:p>ÚTIL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22" office:value-type="string" calcext:value-type="string">
            <text:p>SEGURANÇA DE NAVEGAÇÃ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2">
          <table:table-cell table:style-name="ce10"/>
          <table:table-cell table:style-name="ce23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0"/>
          <table:table-cell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CHAPTER 2: USUÁRIO PADRÃ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4" office:value-type="string" calcext:value-type="string">
            <text:p>LISTAR PROFISSIONAL</text:p>
          </table:table-cell>
          <table:table-cell table:style-name="ce28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8" office:value-type="string" calcext:value-type="string">
            <text:p>LISTA TODOS PROFISSIONAIS</text:p>
          </table:table-cell>
          <table:table-cell table:number-columns-repeated="1018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1" office:value-type="string" calcext:value-type="string">
            <text:p>FILTRAR PROFISSIONAL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10" office:value-type="string" calcext:value-type="string">
            <text:p>POR CATEGORIA</text:p>
          </table:table-cell>
          <table:table-cell table:number-columns-repeated="1018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AVALIAR PROFISSIONAL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REQUISITO PARA O CLIENTE AVALIAR: O PROFISSIONAL SELECIONARA O CLIENTE COMO CONTRATADOR DA TAREFA</text:p>
          </table:table-cell>
          <table:table-cell table:number-columns-repeated="1018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PROFISSIONAL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number-columns-repeated="1018"/>
        </table:table-row>
        <table:table-row table:style-name="ro1" table:visibility="collapse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OMPARAR PROFISSIONAIS</text:p>
          </table:table-cell>
          <table:table-cell table:style-name="ce10"/>
          <table:table-cell table:style-name="ce3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21" office:value-type="string" calcext:value-type="string">
            <text:p>LOCALIZAR PROFISSIONAL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number-columns-repeated="1018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LISTAR MENSAGEN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VISUALIZAR MENSAGEM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25" office:value-type="string" calcext:value-type="string">
            <text:p>PUBLICAR NO MURAL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EXCLUIR MENSAGEM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5" office:value-type="string" calcext:value-type="string">
            <text:p>VISUALIZAR PUBLICAÇÃO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XCLUIR PUBLICAÇÃO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table:number-columns-repeated="3"/>
          <table:table-cell table:style-name="ce3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6" table:number-rows-spanned="1">
            <text:p>CHAPTER 2: USUÁRIO ESTENDE PROFISSIONAL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HAPTER 2: USUÁRIO</text:p>
          </table:table-cell>
          <table:covered-table-cell table:number-columns-repeated="5"/>
          <table:table-cell table:style-name="ce8" office:value-type="string" calcext:value-type="string">
            <text:p>CHAPTER 2: USUÁRIO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21" office:value-type="string" calcext:value-type="string">
            <text:p>CONTATAR USUÁ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DIDO DE ORÇAMENTO, DÚVIDAS, ETC.</text:p>
          </table:table-cell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CONTATAR USUA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LISTAR PUBLICAÇÕES USUÁRI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ENVIAR SOLICITAÇÃO PARA DETERMINADA CATEGORIA DE PROFISSIONAIS. COM REGIÃO E VALOR A PAGAR POR EX.</text:p>
          </table:table-cell>
          <table:table-cell table:style-name="ce10" office:value-type="float" office:value="14" calcext:value-type="float">
            <text:p>14</text:p>
          </table:table-cell>
          <table:table-cell table:style-name="ce39" office:value-type="string" calcext:value-type="string">
            <text:p>MURAL DE SERVIÇOS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21" office:value-type="string" calcext:value-type="string">
            <text:p>LOCALIZAR USUÁRI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PELO IP DE ACESSO SERÁ LOCALIZADO NO MAPA</text:p>
          </table:table-cell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LOCALIZAR USUÁRIO (PROFISSIONAL)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26" office:value-type="string" calcext:value-type="string">
            <text:p>ASSINATURA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26" office:value-type="string" calcext:value-type="string">
            <text:p>PROFISSIONAL SER MELHOR VISUALIZADO NO RANKING OU MAPA</text:p>
          </table:table-cell>
          <table:table-cell table:style-name="ce10"/>
          <table:table-cell table:style-name="ce26" office:value-type="string" calcext:value-type="string">
            <text:p>MODALIDADE PROFISSIONAL</text:p>
          </table:table-cell>
          <table:table-cell table:style-name="ce29" office:value-type="string" calcext:value-type="string">
            <text:p>CRÍTICO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ce10" table:number-columns-repeated="3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  <table:table-cell table:style-name="ce10" table:number-columns-repeated="5"/>
          <table:table-cell table:style-name="ce31"/>
        </table:table-row>
        <table:table-row table:style-name="ro1" table:number-rows-repeated="2">
          <table:table-cell table:style-name="ce10" table:number-columns-repeated="3"/>
          <table:table-cell table:style-name="ce3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CHAPTER 3: ADMINISTRADO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27" office:value-type="string" calcext:value-type="string">
            <text:p>EMITIR RELATÓRIOS DE CLIENTES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2" calcext:value-type="float">
            <text:p>2</text:p>
          </table:table-cell>
          <table:table-cell table:style-name="ce35"/>
          <table:table-cell table:style-name="ce10"/>
          <table:table-cell table:number-columns-repeated="10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27" office:value-type="string" calcext:value-type="string">
            <text:p>EMITIR RELATÓRIOS DE PROFISSIONAIS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27" office:value-type="string" calcext:value-type="string">
            <text:p>EMITIR RELATÓRIOS DE USUÁRIOS</text:p>
          </table:table-cell>
          <table:table-cell table:style-name="ce10" office:value-type="string" calcext:value-type="string">
            <text:p>IMPORTANTE</text:p>
          </table:table-cell>
          <table:table-cell table:style-name="ce33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TODOS OS USUARIOS (CLIENTE + PROFISSIONAL)</text:p>
          </table:table-cell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6" table:number-rows-spanned="1">
            <text:p>CHAPTER 5: INFRAESTRUTUR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21" office:value-type="string" calcext:value-type="string">
            <text:p>CRIAR REPOSITÓRIO GITHUB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ONTROLADOR DE VERSÃO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CRIAR AMBIENTE DE DESENVOLVIMENTO</text:p>
          </table:table-cell>
          <table:table-cell table:style-name="ce10"/>
          <table:table-cell table:style-name="ce31"/>
          <table:table-cell table:style-name="ce10"/>
          <table:table-cell table:style-name="ce10" office:value-type="string" calcext:value-type="string">
            <text:p>NETBEANS/ECLIPSE. XAMPP, JDK, JSF, HIBERNATE, MYSQL, PRIMAFACES, JQUERY</text:p>
          </table:table-cell>
          <table:table-cell table:number-columns-repeated="1018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21" office:value-type="string" calcext:value-type="string">
            <text:p>CRIAR AMBIENTE DE DESENVOLVIMENT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NETBEANS 8.1, GLASSFISH, JDK 1.8, JSF 2.1, HIBERNATE 4.3, MYSQL, PRIMAFACES 5.3, JQUERY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CRIAR AMBIENTE DE GERENCIAMENTO TRELL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0" table:number-columns-repeated="2"/>
          <table:table-cell table:style-name="ce31"/>
          <table:table-cell table:style-name="ce30"/>
          <table:table-cell table:style-name="ce10"/>
          <table:table-cell table:number-columns-repeated="1018"/>
        </table:table-row>
        <table:table-row table:style-name="ro3">
          <table:table-cell table:style-name="ce12" table:number-columns-repeated="4"/>
          <table:table-cell table:style-name="ce12" office:value-type="string" calcext:value-type="string">
            <text:p>CHAPTER 6: PROVA DE CONCEITOS</text:p>
          </table:table-cell>
          <table:table-cell table:style-name="ce12"/>
          <table:table-cell table:number-columns-repeated="1018"/>
        </table:table-row>
        <table:table-row table:style-name="ro4">
          <table:table-cell table:style-name="ce13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1" office:value-type="string" calcext:value-type="string">
            <text:p>ESTUDAR API DE MAPAS</text:p>
          </table:table-cell>
          <table:table-cell table:style-name="ce10" office:value-type="string" calcext:value-type="string">
            <text:p>IMPORTANTE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ONTROLADOR DE VERSÃO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0" table:number-columns-repeated="2"/>
          <table:table-cell table:style-name="ce3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CHAPTER 7: CORREÇÕE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13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IMPORTÂNCIA</text:p>
          </table:table-cell>
          <table:table-cell table:style-name="ce9" office:value-type="string" calcext:value-type="string">
            <text:p>ESTIMATIVA</text:p>
          </table:table-cell>
          <table:table-cell table:style-name="ce9" office:value-type="string" calcext:value-type="string">
            <text:p>COMO DEMONSTRAR DEMONSTRAR</text:p>
          </table:table-cell>
          <table:table-cell table:style-name="ce9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CONTATO CLIENTE/PROFISSIONAL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CONTROLADOR DE VERSÃO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MELHORAR NAVEGAÇÃO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BOTÕES VOLTAR, MENOS PÁGINAS DE NAVEGAÇÃO E TUDO RELACIONADO A MELHORIA DE NAVEGAÇÃO.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PROBLEMAS DE CACHE</text:p>
          </table:table-cell>
          <table:table-cell table:style-name="ce10" office:value-type="string" calcext:value-type="string">
            <text:p>CRÍTICO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18"/>
        </table:table-row>
        <table:table-row table:style-name="ro1" table:number-rows-repeated="4">
          <table:table-cell/>
          <table:table-cell table:style-name="ce10" table:number-columns-repeated="5"/>
          <table:table-cell table:number-columns-repeated="1018"/>
        </table:table-row>
        <table:table-row table:style-name="ro1">
          <table:table-cell/>
          <table:table-cell table:style-name="ce10"/>
          <table:table-cell table:style-name="ce30"/>
          <table:table-cell table:style-name="ce10" table:number-columns-repeated="3"/>
          <table:table-cell table:number-columns-repeated="1018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cc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2" style:display-name="20% - Ênfase2" style:family="table-cell" style:parent-style-name="Default" style:data-style-name="N0">
      <style:table-cell-properties fo:background-color="#ff99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3" style:display-name="20% - Ênfase3" style:family="table-cell" style:parent-style-name="Default" style:data-style-name="N0">
      <style:table-cell-properties fo:background-color="#ccff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4" style:display-name="20% - Ênfase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5" style:display-name="20% - Ênfase5" style:family="table-cell" style:parent-style-name="Default" style:data-style-name="N0">
      <style:table-cell-properties fo:background-color="#cc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6" style:display-name="20% - Ênfase6" style:family="table-cell" style:parent-style-name="Default" style:data-style-name="N0">
      <style:table-cell-properties fo:background-color="#c0c0c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1" style:display-name="40% - Ênfase1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2" style:display-name="40% - Ênfase2" style:family="table-cell" style:parent-style-name="Default" style:data-style-name="N0">
      <style:table-cell-properties fo:background-color="#ff808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3" style:display-name="40% - Ênfase3" style:family="table-cell" style:parent-style-name="Default" style:data-style-name="N0">
      <style:table-cell-properties fo:background-color="#00ff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4" style:display-name="40% - Ênfase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5" style:display-name="40% - Ênfase5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6" style:display-name="40% - Ênfase6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6_0_25__20_-_20_Ênfase1" style:display-name="60% - Ênfase1" style:family="table-cell" style:parent-style-name="Default" style:data-style-name="N0">
      <style:table-cell-properties fo:background-color="#0066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2" style:display-name="60% - Ênfase2" style:family="table-cell" style:parent-style-name="Default" style:data-style-name="N0">
      <style:table-cell-properties fo:background-color="#ff8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3" style:display-name="60% - Ênfase3" style:family="table-cell" style:parent-style-name="Default" style:data-style-name="N0">
      <style:table-cell-properties fo:background-color="#00ff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4" style:display-name="60% - Ênfase4" style:family="table-cell" style:parent-style-name="Default" style:data-style-name="N0">
      <style:table-cell-properties fo:background-color="#800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5" style:display-name="60% - 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6" style:display-name="60% - Ênfase6" style:family="table-cell" style:parent-style-name="Default" style:data-style-name="N0">
      <style:table-cell-properties fo:background-color="#ff99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Bom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Cálculo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000000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Ênfase1" style:family="table-cell" style:parent-style-name="Default" style:data-style-name="N0">
      <style:table-cell-properties fo:background-color="#3333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2" style:family="table-cell" style:parent-style-name="Default" style:data-style-name="N0">
      <style:table-cell-properties fo:background-color="#ff00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3" style:family="table-cell" style:parent-style-name="Default" style:data-style-name="N0">
      <style:table-cell-properties fo:background-color="#33996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4" style:family="table-cell" style:parent-style-name="Default" style:data-style-name="N0">
      <style:table-cell-properties fo:background-color="#800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6" style:family="table-cell" style:parent-style-name="Default" style:data-style-name="N0">
      <style:table-cell-properties fo:background-color="#ff66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ntrada" style:family="table-cell" style:parent-style-name="Default" style:data-style-name="N0">
      <style:table-cell-properties fo:background-color="#c0c0c0" fo:border="0.06pt solid #808080" style:vertical-align="automatic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correto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Neutra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Nota" style:family="table-cell" style:parent-style-name="Default" style:data-style-name="N0">
      <style:table-cell-properties fo:background-color="#ffffcc" fo:border="0.06pt solid #c0c0c0" style:vertical-align="automatic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ída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exto_20_de_20_Aviso" style:display-name="Texto de Aviso" style:family="table-cell" style:parent-style-name="Default" style:data-style-name="N0">
      <style:table-cell-properties fo:background-color="transparent" style:vertical-align="automatic"/>
      <style:text-properties fo:color="#ff0000" style:font-name="Calibri" fo:font-family="Calibri" style:font-name-asian="Calibri" style:font-family-asian="Calibri" style:font-name-complex="Calibri" style:font-family-complex="Calibri"/>
    </style:style>
    <style:style style:name="Texto_20_Explicativo" style:display-name="Texto Explicativo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Título_20_1" style:display-name="Título 1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ítulo_20_4" style:display-name="Título 4" style:family="table-cell" style:parent-style-name="Default" style:data-style-name="N0">
      <style:table-cell-properties fo:background-color="transparent" style:vertical-align="automatic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ítulo_20_5" style:display-name="Título 5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3.62mm" fo:margin-left="0mm" fo:margin-right="0mm" fo:margin-bottom="0mm"/>
      </style:header-style>
      <style:footer-style>
        <style:header-footer-properties fo:min-height="13.62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09:47:22.2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initial-creator>Matheus</meta:initial-creator>
    <dc:date>2016-05-19T09:49:14.602000000</dc:date>
    <meta:editing-cycles>9</meta:editing-cycles>
    <meta:editing-duration>PT1H58M32S</meta:editing-duration>
    <meta:document-statistic meta:table-count="1" meta:cell-count="4620" meta:object-count="0"/>
    <meta:user-defined meta:name="WorkbookGuid">66fc276f-dc67-474d-9b71-a80b07a477d2</meta:user-defined>
  </office:meta>
</office:document-meta>
</file>